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064DCC4502CEFBFE8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3ee8" officeooo:paragraph-rsid="000a3ee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Obrázek1" text:anchor-type="paragraph" svg:width="17cm" svg:height="9.119cm" draw:z-index="0"><draw:image xlink:href="Pictures/1000000000000780000004064DCC4502CEFBFE8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10T18:51:27.005000000</meta:creation-date>
    <dc:date>2020-12-10T18:52:13.490000000</dc:date>
    <meta:editing-duration>PT4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3.6.2$Windows_X86_64 LibreOffice_project/2196df99b074d8a661f4036fca8fa0cbfa33a497</meta:generator>
  </office:meta>
</office:document-meta>
</file>